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 title: ST661 R prog Assignment 2</text:p>
      <text:p text:style-name="Standard"># author: Paul Williamson</text:p>
      <text:p text:style-name="Standard"># date: 07/11/2018</text:p>
      <text:p text:style-name="Standard"/>
      <text:p text:style-name="Standard"># QUESTION 4:</text:p>
      <text:p text:style-name="Standard"/>
      <text:p text:style-name="Standard">load("C:/Users/PAUL/Documents/.Maynooth HDip/ST661 R programming/Assignment #2/kobe.RData")</text:p>
      <text:p text:style-name="Standard">kobe</text:p>
      <text:p text:style-name="Standard"/>
      <text:p text:style-name="Standard"># Q4(a) Write a while loop to calculate how many throws are required to reach 3 hoops.</text:p>
      <text:p text:style-name="Standard"/>
      <text:p text:style-name="Standard">scores &lt;- 0</text:p>
      <text:p text:style-name="Standard">num_games &lt;- length(kobe$basket)</text:p>
      <text:p text:style-name="Standard">count_shots &lt;- 0</text:p>
      <text:p text:style-name="Standard">while(scores&lt;3){</text:p>
      <text:p text:style-name="Standard"><text:s text:c="2"/>count_shots &lt;- count_shots +1</text:p>
      <text:p text:style-name="Standard"><text:s text:c="2"/>if(kobe$basket[count_shots]=="H"){scores &lt;- scores + 1}</text:p>
      <text:p text:style-name="Standard"><text:s text:c="2"/>}</text:p>
      <text:p text:style-name="Standard">count_shots</text:p>
      <text:p text:style-name="Standard"/>
      <text:p text:style-name="Standard"># Q4(b) Write another while loop to calculate how many throws are required to reach 3 more hoops</text:p>
      <text:p text:style-name="Standard"/>
      <text:p text:style-name="Standard">while(scores&lt;6){</text:p>
      <text:p text:style-name="Standard"><text:s text:c="2"/># re-using the count_shots (=5) from previous snippet</text:p>
      <text:p text:style-name="Standard"><text:s text:c="2"/>count_shots &lt;- count_shots +1</text:p>
      <text:p text:style-name="Standard"><text:s text:c="2"/>if(kobe$basket[count_shots]=="H"){scores &lt;- scores + 1}</text:p>
      <text:p text:style-name="Standard">}</text:p>
      <text:p text:style-name="Standard">count_sho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16:25:37.159000000</meta:creation-date>
    <dc:date>2018-11-07T16:27:06.800000000</dc:date>
    <meta:editing-duration>PT1M29S</meta:editing-duration>
    <meta:editing-cycles>2</meta:editing-cycles>
    <meta:generator>LibreOffice/6.0.6.2$Windows_X86_64 LibreOffice_project/0c292870b25a325b5ed35f6b45599d2ea4458e77</meta:generator>
    <meta:document-statistic meta:table-count="0" meta:image-count="0" meta:object-count="0" meta:page-count="1" meta:paragraph-count="22" meta:word-count="99" meta:character-count="715" meta:non-whitespace-character-count="626"/>
  </office:meta>
</office:document-meta>
</file>